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cc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3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8cm" svg:x2="8cm" svg:y2="8cm">
          <text:p/>
        </draw:line>
        <draw:line draw:style-name="gr2" draw:text-style-name="P1" draw:layer="layout" svg:x1="2cm" svg:y1="8cm" svg:x2="6.243cm" svg:y2="3.757cm">
          <text:p/>
        </draw:line>
        <draw:line draw:style-name="gr3" draw:text-style-name="P1" draw:layer="layout" svg:x1="2cm" svg:y1="8cm" svg:x2="2cm" svg:y2="2cm">
          <text:p/>
        </draw:line>
        <draw:frame draw:style-name="gr4" draw:layer="layout" svg:width="2.1cm" svg:height="1.675cm" svg:x="6.6cm" svg:y="8.325cm">
          <draw:text-box>
            <text:p>X</text:p>
            <text:p>East</text:p>
          </draw:text-box>
        </draw:frame>
        <draw:frame draw:style-name="gr4" draw:layer="layout" svg:width="2.1cm" svg:height="1.675cm" svg:x="6.2cm" svg:y="3.025cm">
          <draw:text-box>
            <text:p>Y</text:p>
            <text:p>North</text:p>
          </draw:text-box>
        </draw:frame>
        <draw:frame draw:style-name="gr4" draw:layer="layout" svg:width="2.1cm" svg:height="1.675cm" svg:x="2.1cm" svg:y="1.125cm">
          <draw:text-box>
            <text:p>Y</text:p>
            <text:p>U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4T15:16:46.23</meta:creation-date>
    <dc:date>2014-12-14T22:23:10.82</dc:date>
    <meta:editing-duration>PT6H21M4S</meta:editing-duration>
    <meta:editing-cycles>1</meta:editing-cycles>
    <meta:document-statistic meta:object-count="6"/>
    <meta:generator>OpenOffice/4.0.0$Win32 OpenOffice.org_project/400m3$Build-9702</meta:generator>
  </office:meta>
</office:document-meta>
</file>